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2309ae"/>
    </style:style>
    <style:style style:name="P3" style:family="paragraph" style:parent-style-name="Text_20_body" style:list-style-name="L1">
      <style:text-properties officeooo:rsid="001e0ce0" officeooo:paragraph-rsid="001e0ce0"/>
    </style:style>
    <style:style style:name="T1" style:family="text">
      <style:text-properties officeooo:rsid="001e8ab2"/>
    </style:style>
    <style:style style:name="T2" style:family="text">
      <style:text-properties officeooo:rsid="002edbc3"/>
    </style:style>
    <style:style style:name="T3" style:family="text">
      <style:text-properties officeooo:rsid="00308d0f"/>
    </style:style>
    <style:style style:name="T4" style:family="text">
      <style:text-properties officeooo:rsid="0032dd8d"/>
    </style:style>
    <style:style style:name="T5" style:family="text">
      <style:text-properties officeooo:rsid="0033c4af"/>
    </style:style>
    <style:style style:name="T6" style:family="text">
      <style:text-properties officeooo:rsid="003db74f"/>
    </style:style>
    <style:style style:name="T7" style:family="text">
      <style:text-properties officeooo:rsid="003f8bf1"/>
    </style:style>
    <style:style style:name="T8" style:family="text">
      <style:text-properties officeooo:rsid="00402179"/>
    </style:style>
    <style:style style:name="T9" style:family="text">
      <style:text-properties officeooo:rsid="00417d1e"/>
    </style:style>
    <style:style style:name="T10" style:family="text">
      <style:text-properties officeooo:rsid="0041ed02"/>
    </style:style>
    <style:style style:name="T11" style:family="text">
      <style:text-properties officeooo:rsid="0042e1b5"/>
    </style:style>
    <style:style style:name="T12" style:family="text">
      <style:text-properties officeooo:rsid="0045b492"/>
    </style:style>
    <style:style style:name="T13" style:family="text">
      <style:text-properties officeooo:rsid="0045c156"/>
    </style:style>
    <style:style style:name="T14" style:family="text">
      <style:text-properties officeooo:rsid="004994ec"/>
    </style:style>
    <style:style style:name="T15" style:family="text">
      <style:text-properties officeooo:rsid="004e0b5b"/>
    </style:style>
    <style:style style:name="T16" style:family="text">
      <style:text-properties fo:font-style="italic" officeooo:rsid="005952b3" style:font-style-asian="italic" style:font-style-complex="italic"/>
    </style:style>
    <style:style style:name="T17" style:family="text">
      <style:text-properties fo:font-style="italic" officeooo:rsid="005b0de3" style:font-style-asian="italic" style:font-style-complex="italic"/>
    </style:style>
    <style:style style:name="T18" style:family="text">
      <style:text-properties fo:font-style="italic" officeooo:rsid="00606069" style:font-style-asian="italic" style:font-style-complex="italic"/>
    </style:style>
    <style:style style:name="T19" style:family="text">
      <style:text-properties officeooo:rsid="005cebc7"/>
    </style:style>
    <style:style style:name="T20" style:family="text">
      <style:text-properties officeooo:rsid="005d8f08"/>
    </style:style>
    <style:style style:name="T21" style:family="text">
      <style:text-properties officeooo:rsid="005ed8a7"/>
    </style:style>
    <style:style style:name="T22" style:family="text">
      <style:text-properties officeooo:rsid="00616b77"/>
    </style:style>
    <style:style style:name="T23" style:family="text">
      <style:text-properties officeooo:rsid="006343c8"/>
    </style:style>
    <style:style style:name="T24" style:family="text">
      <style:text-properties officeooo:rsid="006ee0ec"/>
    </style:style>
    <style:style style:name="T25" style:family="text">
      <style:text-properties officeooo:rsid="00711b75"/>
    </style:style>
    <style:style style:name="T26" style:family="text">
      <style:text-properties officeooo:rsid="007bef24"/>
    </style:style>
    <style:style style:name="T27" style:family="text">
      <style:text-properties officeooo:rsid="00813f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7:1-13</text:h>
      <text:h text:style-name="Heading_20_2" text:outline-level="2"><text:bookmark text:name="en-GNT-26748"/>The Transfiguration</text:h>
      <text:list xml:id="list38013944" text:style-name="L1">
        <text:list-item>
          <text:p text:style-name="P1">Six days later Jesus took with him Peter and the brothers James and John and led them up a high mountain where they were alone. As they looked on, a change came over Jesus: his face was shining like the sun, and his clothes were dazzling white. Then the three disciples saw Moses and Elijah talking with Jesus. So Peter spoke up and said to Jesus, “Lord, how good it is that we are here! If you wish, I will make three tents here, one for you, one for Moses, and one for Elijah.” While he was talking, a shining cloud came over them, and a voice from the cloud said, “This is my own dear Son, with whom I am pleased—listen to him!” When the disciples heard the voice, they were so terrified that they threw themselves face downward on the ground. Jesus came to them and touched them. “Get up,” he said. “Don't be afraid!” So they looked up and saw no one there but Jesus. As they came down the mountain, Jesus ordered them, “Don't tell anyone about this vision you have seen until the Son of Man has been raised from death.”<text:bookmark text:name="en-GNT-26757"/> Then the disciples asked Jesus, “Why do the teachers of the Law say that Elijah has to come first?”<text:bookmark text:name="en-GNT-26758"/> “Elijah is indeed coming first,” answered Jesus, “and he will get everything ready. <text:bookmark text:name="en-GNT-26759"/>But I tell you that Elijah has already come and people did not recognize him, but treated him just as they pleased. In the same way they will also mistreat the Son of Man.”<text:bookmark text:name="en-GNT-26760"/> Then the disciples understood that he was talking to them about John the Baptist.</text:p>
        </text:list-item>
        <text:list-item>
          <text:p text:style-name="P3">This scene is mind blowing, it’<text:span text:style-name="T19">s another exhibition</text:span> that Jesus is the son of God. <text:span text:style-name="T1">I’m left in awe. </text:span><text:span text:style-name="T26">The reason the disciples were taken to the mountain was so that they can</text:span><text:span text:style-name="T27">sss</text:span><text:span text:style-name="T26"> be witnesses of this event and then spread the word later after Christ was raised from death.</text:span></text:p>
        </text:list-item>
        <text:list-item>
          <text:p text:style-name="P2">I’ve learnt the difference between knowledge and recognition, the <text:span text:style-name="T2">teachers of the law knew that Elijah was going to come but they didn’t recognise him when he came; </text:span><text:span text:style-name="T20">their knowledge became </text:span><text:span text:style-name="T21">worthless</text:span><text:span text:style-name="T2">. </text:span><text:span text:style-name="T16">We can have knowledge of a concept but if we fail to recognise it in an exam when it’s asked in a unique way, we fail </text:span><text:span text:style-name="T17">and the knowledge is </text:span><text:span text:style-name="T18">worthless</text:span><text:span text:style-name="T16">. </text:span><text:span text:style-name="T3">Why is it th</text:span><text:span text:style-name="T22">e teachers of the law </text:span><text:span text:style-name="T23">couldn’t</text:span><text:span text:style-name="T3"> recognise Elijah? I think it’s because </text:span><text:span text:style-name="T5">of </text:span><text:span text:style-name="T3">their expectations, they expected him to come in a certain way but as we all know </text:span><text:span text:style-name="T4">God works in mysterious ways. </text:span><text:span text:style-name="T6">We’ve all knowledge about God </text:span><text:span text:style-name="T12">and Christ</text:span><text:span text:style-name="T6"> but can we recognise God </text:span><text:span text:style-name="T13">or Christ </text:span><text:span text:style-name="T6">in our lives? </text:span><text:span text:style-name="T7">Do our expectations blind us from recognising God or Christ in our lives? </text:span><text:span text:style-name="T8">When certain event</text:span><text:span text:style-name="T14">s</text:span><text:span text:style-name="T8"> happen in our lives, do we recognise God? </text:span><text:span text:style-name="T9">We should learn to recognise God in our lives, in this new year we should learn to recognise God and Christ in our lives. </text:span><text:span text:style-name="T11">Even when things are not going well we should learn to recognise the Lord in our lives.</text:span><text:span text:style-name="T9"> </text:span><text:span text:style-name="T10">God is with us always. </text:span><text:span text:style-name="T15">It would be a great loss to miss out on the Lord </text:span><text:span text:style-name="T24">yet we know </text:span><text:span text:style-name="T25">about </text:span><text:span text:style-name="T24">him</text:span><text:span text:style-name="T15">, we need to stay vigilant and manage our expectation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1T09:11:02.234089277</meta:creation-date>
    <dc:date>2022-01-01T21:15:11.294737615</dc:date>
    <meta:editing-duration>PT2H34S</meta:editing-duration>
    <meta:editing-cycles>37</meta:editing-cycles>
    <meta:generator>LibreOffice/6.4.7.2$Linux_X86_64 LibreOffice_project/40$Build-2</meta:generator>
    <meta:document-statistic meta:table-count="0" meta:image-count="0" meta:object-count="0" meta:page-count="1" meta:paragraph-count="5" meta:word-count="547" meta:character-count="2898" meta:non-whitespace-character-count="2360"/>
  </office:meta>
</office:document-meta>
</file>